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172ae3" officeooo:paragraph-rsid="00011fe1" fo:background-color="#ffffff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officeooo:rsid="000fd183" officeooo:paragraph-rsid="00011fe1" fo:background-color="#ffffff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1ce40" officeooo:paragraph-rsid="00011fe1" fo:background-color="#ffffff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text-properties fo:font-size="14pt" fo:font-weight="normal" officeooo:rsid="0012ef79" officeooo:paragraph-rsid="00011fe1" fo:background-color="#ffffff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2ef79" officeooo:paragraph-rsid="00011fe1" fo:background-color="#ffffff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text-properties fo:font-size="14pt" fo:font-weight="normal" officeooo:rsid="0013f250" officeooo:paragraph-rsid="00011fe1" fo:background-color="#ffffff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3f250" officeooo:paragraph-rsid="00011fe1" fo:background-color="#ffffff" style:font-size-asian="12.25pt" style:font-weight-asian="normal" style:font-size-complex="14pt" style:font-weight-complex="normal"/>
    </style:style>
    <style:style style:name="P8" style:family="paragraph" style:parent-style-name="Standard" style:list-style-name="L1">
      <style:text-properties fo:font-size="14pt" fo:font-weight="normal" officeooo:rsid="001663be" officeooo:paragraph-rsid="00011fe1" fo:background-color="#ffffff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663be" officeooo:paragraph-rsid="00011fe1" fo:background-color="#ffffff" style:font-size-asian="12.25pt" style:font-weight-asian="normal" style:font-size-complex="14pt" style:font-weight-complex="normal"/>
    </style:style>
    <style:style style:name="P10" style:family="paragraph" style:parent-style-name="Standard" style:list-style-name="L1">
      <style:text-properties fo:font-size="14pt" fo:font-weight="normal" officeooo:rsid="001680de" officeooo:paragraph-rsid="00011fe1" fo:background-color="#ffffff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680de" officeooo:paragraph-rsid="00011fe1" fo:background-color="#ffffff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28pt" fo:font-weight="bold" officeooo:rsid="000fd183" officeooo:paragraph-rsid="00011fe1" fo:background-color="#ffffff" style:font-size-asian="28pt" style:font-weight-asian="bold" style:font-size-complex="28pt" style:font-weight-complex="bold"/>
    </style:style>
    <style:style style:name="T1" style:family="text">
      <style:text-properties officeooo:rsid="0010f37b"/>
    </style:style>
    <style:style style:name="T2" style:family="text">
      <style:text-properties officeooo:rsid="00140100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 text:c="21"/>Assignment</text:p>
      <text:p text:style-name="P2">Q<text:span text:style-name="T1">1</text:span>.Write a Docker file for Deploying Nginx image with Netflix Homepage and push image to Dockerhub.</text:p>
      <text:p text:style-name="P3">Ans.</text:p>
      <text:p text:style-name="P2">Q2.Create a kubernetes deployment with docker pushed image and expose deployment via load balancer</text:p>
      <text:p text:style-name="P2"/>
      <text:p text:style-name="P2">Q3.Create a Multi Container application using Docker compose</text:p>
      <text:p text:style-name="P3">Ans.Docker compose is a utility to create a multi container application</text:p>
      <text:p text:style-name="P5">Command to create:</text:p>
      <text:p text:style-name="P5"/>
      <text:list xml:id="list817332614" text:style-name="L1">
        <text:list-item>
          <text:p text:style-name="P4">docker info</text:p>
          <text:p text:style-name="P4">Take simple example of voting app</text:p>
        </text:list-item>
        <text:list-item>
          <text:p text:style-name="P4">git clone <text:a xlink:type="simple" xlink:href="https://github.com/dockersamples/example-voting-app.git" text:style-name="Internet_20_link" text:visited-style-name="Visited_20_Internet_20_Link">https://github.com/dockersamples/example-voting-app.git</text:a></text:p>
        </text:list-item>
        <text:list-item>
          <text:p text:style-name="P4">ls</text:p>
        </text:list-item>
        <text:list-item>
          <text:p text:style-name="P4">cd example-voting-app</text:p>
        </text:list-item>
        <text:list-item>
          <text:p text:style-name="P4">ls</text:p>
        </text:list-item>
        <text:list-item>
          <text:p text:style-name="P4">cd vote</text:p>
        </text:list-item>
        <text:list-item>
          <text:p text:style-name="P4">ls</text:p>
        </text:list-item>
        <text:list-item>
          <text:p text:style-name="P6">cd ..</text:p>
        </text:list-item>
        <text:list-item>
          <text:p text:style-name="P6">nano docker-compose.yml</text:p>
        </text:list-item>
      </text:list>
      <text:p text:style-name="P7"><text:s text:c="15"/><text:span text:style-name="T2">use this code</text:span></text:p>
      <text:p text:style-name="P7"><text:s text:c="12"/>GNU nano 6.2 <text:s text:c="49"/>docker-compose.yml <text:s text:c="58"/></text:p>
      <text:p text:style-name="P7"># version is now using "compose spec"</text:p>
      <text:p text:style-name="P7"># v2 and v3 are now combined!</text:p>
      <text:p text:style-name="P7"># docker-compose v1.27+ required</text:p>
      <text:p text:style-name="P7"/>
      <text:p text:style-name="P7">services:</text:p>
      <text:p text:style-name="P7"><text:s text:c="2"/>vote:</text:p>
      <text:p text:style-name="P7"><text:s text:c="4"/>build: </text:p>
      <text:p text:style-name="P7"><text:s text:c="6"/>context: ./vote</text:p>
      <text:p text:style-name="P7"><text:s text:c="6"/>target: dev</text:p>
      <text:p text:style-name="P7"><text:s text:c="4"/>depends_on:</text:p>
      <text:p text:style-name="P7"><text:s text:c="6"/>redis:</text:p>
      <text:p text:style-name="P7"><text:s text:c="8"/>condition: service_healthy</text:p>
      <text:p text:style-name="P7"><text:s text:c="4"/>healthcheck: </text:p>
      <text:p text:style-name="P7"><text:s text:c="6"/>test: ["CMD", "curl", "-f", "http://localhost"]</text:p>
      <text:p text:style-name="P7"><text:s text:c="6"/>interval: 15s</text:p>
      <text:p text:style-name="P7"><text:s text:c="6"/>timeout: 5s</text:p>
      <text:p text:style-name="P7"><text:s text:c="6"/>retries: 3</text:p>
      <text:p text:style-name="P7"><text:s text:c="6"/>start_period: 10s</text:p>
      <text:p text:style-name="P7"><text:s text:c="4"/>volumes:</text:p>
      <text:p text:style-name="P7"><text:s text:c="5"/>- ./vote:/usr/local/app</text:p>
      <text:p text:style-name="P7"><text:s text:c="4"/>ports:</text:p>
      <text:p text:style-name="P7"><text:soft-page-break/><text:s text:c="6"/>- "5000:80"</text:p>
      <text:p text:style-name="P7"><text:s text:c="4"/>networks:</text:p>
      <text:p text:style-name="P7"><text:s text:c="6"/>- front-tier</text:p>
      <text:p text:style-name="P7"><text:s text:c="6"/>- back-tier</text:p>
      <text:p text:style-name="P7"/>
      <text:p text:style-name="P7"><text:s text:c="2"/>result:</text:p>
      <text:p text:style-name="P7"><text:s text:c="4"/>build: ./result</text:p>
      <text:p text:style-name="P7"><text:s text:c="4"/># use nodemon rather than node for local dev</text:p>
      <text:p text:style-name="P7"><text:s text:c="4"/>entrypoint: nodemon --inspect=0.0.0.0 server.js</text:p>
      <text:p text:style-name="P7"><text:s text:c="4"/>depends_on:</text:p>
      <text:p text:style-name="P7"><text:s text:c="6"/>db:</text:p>
      <text:p text:style-name="P7"><text:s text:c="8"/>condition: service_healthy </text:p>
      <text:p text:style-name="P7"><text:s text:c="4"/>volumes:</text:p>
      <text:p text:style-name="P7"><text:s text:c="10"/>- ./result:/usr/local/app</text:p>
      <text:p text:style-name="P7"><text:s text:c="4"/>ports:</text:p>
      <text:p text:style-name="P7"><text:s text:c="6"/>- "5001:80"</text:p>
      <text:p text:style-name="P7"><text:s text:c="6"/>- "127.0.0.1:9229:9229"</text:p>
      <text:p text:style-name="P7"><text:s text:c="4"/>networks:</text:p>
      <text:p text:style-name="P7"><text:s text:c="6"/>- front-tier</text:p>
      <text:p text:style-name="P7"><text:s text:c="6"/>- back-tier</text:p>
      <text:p text:style-name="P7"/>
      <text:p text:style-name="P7"><text:s text:c="2"/>worker:</text:p>
      <text:p text:style-name="P7"><text:s text:c="4"/>build:</text:p>
      <text:p text:style-name="P7"><text:s text:c="6"/>context: ./worker</text:p>
      <text:p text:style-name="P7"><text:s text:c="4"/>depends_on:</text:p>
      <text:p text:style-name="P7"><text:s text:c="6"/>redis:</text:p>
      <text:p text:style-name="P7"><text:s text:c="8"/>condition: service_healthy </text:p>
      <text:p text:style-name="P7"><text:s text:c="6"/>db:</text:p>
      <text:p text:style-name="P7"><text:s text:c="8"/>condition: service_healthy </text:p>
      <text:p text:style-name="P7"><text:s text:c="4"/>networks:</text:p>
      <text:p text:style-name="P7"><text:s text:c="6"/>- back-tier</text:p>
      <text:p text:style-name="P7"/>
      <text:p text:style-name="P7"><text:s text:c="2"/>redis:</text:p>
      <text:p text:style-name="P7"><text:s text:c="4"/>image: redis:alpine</text:p>
      <text:p text:style-name="P7"><text:s text:c="4"/>volumes:</text:p>
      <text:p text:style-name="P7"><text:s text:c="6"/>- "./healthchecks:/healthchecks"</text:p>
      <text:p text:style-name="P7"><text:s text:c="4"/>healthcheck:</text:p>
      <text:p text:style-name="P7"><text:s text:c="6"/>test: /healthchecks/redis.sh</text:p>
      <text:p text:style-name="P7"><text:s text:c="6"/>interval: "5s"</text:p>
      <text:p text:style-name="P7"><text:s text:c="4"/>networks:</text:p>
      <text:p text:style-name="P7"><text:s text:c="6"/>- back-tier</text:p>
      <text:p text:style-name="P7"/>
      <text:p text:style-name="P7"><text:s text:c="2"/>db:</text:p>
      <text:p text:style-name="P7"><text:s text:c="4"/>image: postgres:15-alpine</text:p>
      <text:p text:style-name="P7"><text:s text:c="4"/>environment:</text:p>
      <text:p text:style-name="P7"><text:soft-page-break/><text:s text:c="6"/>POSTGRES_USER: "postgres"</text:p>
      <text:p text:style-name="P7"><text:s text:c="6"/>POSTGRES_PASSWORD: "postgres"</text:p>
      <text:p text:style-name="P7"><text:s text:c="4"/>volumes:</text:p>
      <text:p text:style-name="P7"><text:s text:c="6"/>- "db-data:/var/lib/postgresql/data"</text:p>
      <text:p text:style-name="P7"><text:s text:c="6"/>- "./healthchecks:/healthchecks"</text:p>
      <text:p text:style-name="P7"><text:s text:c="4"/>healthcheck:</text:p>
      <text:p text:style-name="P7"><text:s text:c="6"/>test: /healthchecks/postgres.sh</text:p>
      <text:p text:style-name="P7"><text:s text:c="6"/>interval: "5s"</text:p>
      <text:p text:style-name="P7"><text:s text:c="4"/>networks:</text:p>
      <text:p text:style-name="P7"><text:s text:c="6"/>- back-tier</text:p>
      <text:p text:style-name="P7"/>
      <text:p text:style-name="P7"><text:s text:c="2"/># this service runs once to seed the database with votes</text:p>
      <text:p text:style-name="P7"><text:s text:c="2"/># it won't run unless you specify the "seed" profile</text:p>
      <text:p text:style-name="P7"><text:s text:c="2"/># docker compose --profile seed up -d</text:p>
      <text:p text:style-name="P7"><text:s text:c="2"/>seed:</text:p>
      <text:p text:style-name="P7"><text:s text:c="4"/>build: ./seed-data</text:p>
      <text:p text:style-name="P7"><text:s text:c="4"/>profiles: ["seed"]</text:p>
      <text:p text:style-name="P7"><text:s text:c="4"/>depends_on:</text:p>
      <text:p text:style-name="P7"><text:s text:c="6"/>vote:</text:p>
      <text:p text:style-name="P7"><text:s text:c="8"/>condition: service_healthy </text:p>
      <text:p text:style-name="P7"><text:s text:c="4"/>networks:</text:p>
      <text:p text:style-name="P7"><text:s text:c="6"/>- front-tier</text:p>
      <text:p text:style-name="P7"><text:s text:c="4"/>restart: "no"</text:p>
      <text:p text:style-name="P7"/>
      <text:p text:style-name="P7">volumes:</text:p>
      <text:p text:style-name="P7"><text:s text:c="2"/>db-data:</text:p>
      <text:p text:style-name="P7"/>
      <text:p text:style-name="P7">networks:</text:p>
      <text:p text:style-name="P7"><text:s text:c="2"/>front-tier:</text:p>
      <text:p text:style-name="P7"><text:s text:c="2"/>back-tier:</text:p>
      <text:p text:style-name="P7"/>
      <text:p text:style-name="P9">Enter- Ctrl+o press enter and again press Ctrl +x to come out side the docker-compose</text:p>
      <text:p text:style-name="P7"/>
      <text:list xml:id="list201345594716100" text:continue-numbering="true" text:style-name="L1">
        <text:list-item>
          <text:p text:style-name="P8"><text:span text:style-name="T3">docker compose up</text:span> and hit the Enter it start to create the docker file and it create a container</text:p>
        </text:list-item>
        <text:list-item>
          <text:p text:style-name="P10">Copy the Public IP addres from VI and port and pest on chrome and enter the we get result.</text:p>
        </text:list-item>
        <text:list-item>
          <text:p text:style-name="P10"><text:s/>And check the images by using the command <text:span text:style-name="T3">docker images</text:span></text:p>
        </text:list-item>
        <text:list-item>
          <text:p text:style-name="P10"><text:span text:style-name="T3">docker ps -a t</text:span>hrough this command we check the container</text:p>
        </text:list-item>
      </text:list>
      <text:p text:style-name="P11"/>
      <text:p text:style-name="P1">And </text:p>
      <text:p text:style-name="P1"><text:s/>create a two directory nginx and tomca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20:13:23.526842108</meta:creation-date>
    <dc:date>2024-07-17T20:13:44.106088333</dc:date>
    <meta:editing-duration>PT21S</meta:editing-duration>
    <meta:editing-cycles>1</meta:editing-cycles>
    <meta:document-statistic meta:table-count="0" meta:image-count="0" meta:object-count="0" meta:page-count="3" meta:paragraph-count="114" meta:word-count="362" meta:character-count="3042" meta:non-whitespace-character-count="2247"/>
    <meta:generator>LibreOffice/7.3.7.2$Linux_X86_64 LibreOffice_project/30$Build-2</meta:generator>
  </office:meta>
</office:document-meta>
</file>